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.4925in" fo:margin-right="0in" fo:text-align="start" style:justify-single-word="false" fo:text-indent="0in" style:auto-text-indent="false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NA V2 and SUNA/ISUS APF<text:line-break/>Firmware Installation and Initial Configuration Setup</text:p>
      <text:h text:style-name="Heading_20_3" text:outline-level="3">Atmel JTEG Board: Driver and Supporting Software Installation</text:h>
      <text:p text:style-name="Text_20_body">\\Stiletto\Designs\Firmware\Atmel\Tools\AVR32_GNU_Toolchain\avr32-gnu-toolchain-2.4.2-setup.exe</text:p>
      <text:h text:style-name="Heading_20_3" text:outline-level="3">Installation of PCB Supervisor</text:h>
      <text:p text:style-name="Text_20_body">Not on APF sensors. To be determined [Scott Feener]</text:p>
      <text:h text:style-name="Heading_20_3" text:outline-level="3">Installation of Bootloader:</text:h>
      <text:p text:style-name="P2">Connect JTEG to main nitrate board.</text:p>
      <text:p text:style-name="P2">Execute <text:a xlink:type="simple" xlink:href="file://Stiletto/Designs/Firmware/Atmel/NitrateMotherboard/Bootloader/V3.0.0/boot.bat">\\Stiletto\Designs\Firmware\Atmel\NitrateMotherboard\Bootloader\Vx.y.z\boot.bat</text:a> to install the bootloader.</text:p>
      <text:p text:style-name="P2">Disconnect JTEG after this step.</text:p>
      <text:p text:style-name="P2">Connecting via RS232, 57600 baud, 8 bit, no parity, no handshake to PC.</text:p>
      <text:p text:style-name="P2">Power cycle, and be ready to input 'b' key within 3 seconds.</text:p>
      <text:p text:style-name="P2">Expect to see on serial port</text:p>
      <text:p text:style-name="P5">&gt;&gt;&gt;&gt;&gt;</text:p>
      <text:p text:style-name="P2">Enter 'b' to break into bootloader</text:p>
      <text:p text:style-name="P2">Expect to see</text:p>
      <text:p text:style-name="P5">Satlantic Serial Bootloadera<text:line-break/>Version x.y.z<text:line-break/><text:line-break/>SATBLDR&gt;</text:p>
      <text:p text:style-name="P1">Type “?” for help.</text:p>
      <text:p text:style-name="P1">Now ready to install firmware.</text:p>
      <text:h text:style-name="Heading_20_3" text:outline-level="3">Installation of Firmware:</text:h>
      <text:p text:style-name="P2">Latest firmware is located at \\Stiletto\Designs\Firmware\Atmel\NitrateMotherboard\Firmware</text:p>
      <text:p text:style-name="P2">In bootloader, give “w” command, then send firmware “sfw” file via XMODEM.</text:p>
      <text:p text:style-name="P2">After completion of upload,</text:p>
      <text:p text:style-name="P5">give “a” command (instructs bootloader to execure application upon startup),<text:line-break/>then “s” command or power cycle to start application firmware.</text:p>
      <text:p text:style-name="P2"/>
      <text:p text:style-name="Text_20_body"/>
      <text:h text:style-name="P6" text:outline-level="3">Setup of Sensor:</text:h>
      <text:p text:style-name="P4">When the firmware executed for the first time, it recognizes that nothing has been initialized or configured, and enters setup mode.Setup mode requests a list of inputs, and on the way runs a substancial set of tests.</text:p>
      <text:p text:style-name="P4">The firmware prints “Entering system setup”,<text:line-break/>and then requests operator confirmation “Hit key to enter.”</text:p>
      <text:p text:style-name="P4">The data flash and eMMC card may not yet be formatted. If they are not formatted, the operator should format them. After formatting both, the sensor will reboot, and re-enter setup. The second time, instead of a request to format, disk sizes are shown.</text:p>
      <text:p text:style-name="P4">Then follows a list of configuration values:</text:p>
      <text:p text:style-name="P4"><text:tab/>Clock Time<text:tab/><text:tab/><text:tab/><text:tab/>YYYY/MM/DD hh:mm:ss</text:p>
      <text:p text:style-name="P4"><text:tab/>Admin password:<text:tab/>APF:<text:tab/><text:tab/>DUNLIN<text:line-break/><text:tab/><text:tab/><text:tab/><text:tab/>Other:<text:tab/><text:tab/>Nitrate</text:p>
      <text:p text:style-name="P4"><text:tab/>Factory password:<text:tab/><text:tab/><text:tab/>SAT+NO3</text:p>
      <text:p text:style-name="P4"><text:tab/>Sensor Type:<text:tab/><text:tab/><text:tab/><text:tab/>ISUS | SUNA</text:p>
      <text:p text:style-name="P4"><text:tab/>Sensor Version:<text:tab/><text:tab/><text:tab/><text:tab/>V2</text:p>
      <text:p text:style-name="P4"><text:tab/>Serial Number<text:tab/><text:tab/><text:tab/><text:tab/>between 1 and 9999</text:p>
      <text:p text:style-name="P4"><text:tab/>Super-Caps<text:tab/><text:tab/><text:tab/><text:tab/>Available | Missing<text:tab/>(can use 'a' or 'm' for short)</text:p>
      <text:p text:style-name="P4"><text:tab/>PCB Supervisor<text:tab/><text:tab/><text:tab/>Available | Missing</text:p>
      <text:p text:style-name="P4"><text:tab/>Relay Board<text:tab/><text:tab/><text:tab/><text:tab/>Available | Missing</text:p>
      <text:p text:style-name="P4"><text:tab/>SDI-12 Board<text:tab/><text:tab/><text:tab/><text:tab/>Available | Missing</text:p>
      <text:p text:style-name="P4"><text:tab/>USB Switch<text:tab/><text:tab/><text:tab/><text:tab/>Available | Missing</text:p>
      <text:p text:style-name="P4"><text:tab/>Scan for 1-wire sensors<text:tab/><text:tab/><text:tab/>May disconnect one to see which is which.</text:p>
      <text:p text:style-name="P4"><text:tab/>Fiberllight Serial Number<text:tab/><text:tab/>the serial number</text:p>
      <text:p text:style-name="P4"><text:tab/>Lamp Shutter<text:tab/><text:tab/><text:tab/><text:tab/>Available | Missing</text:p>
      <text:p text:style-name="P4"><text:tab/>Lamp Time Used<text:tab/><text:tab/><text:tab/>0 [seconds]</text:p>
      <text:p text:style-name="P4"><text:tab/>KBr Filter<text:tab/><text:tab/><text:tab/><text:tab/>Available | Missing</text:p>
      <text:p text:style-name="P4"><text:tab/>Reference Detector<text:tab/><text:tab/><text:tab/>Available | Missing</text:p>
      <text:p text:style-name="P4"><text:tab/>If Reference Detector<text:tab/><text:tab/><text:tab/>Firmware scans for intensity of reference detector<text:line-break/><text:tab/><text:tab/><text:tab/><text:tab/><text:tab/><text:tab/>Set Reference Limit = 1/4 of those counts</text:p>
      <text:p text:style-name="P4"><text:tab/>Spectrometer Serial Number<text:tab/><text:tab/>Enter the serial number <text:span text:style-name="T1">without</text:span> leading zero</text:p>
      <text:p text:style-name="P4"><text:tab/>Upload ZCOEF file<text:tab/><text:tab/><text:tab/>via XMODEM</text:p>
      <text:p text:style-name="P4"><text:tab/>Loop that permits adjusting spectrometer gain.<text:line-break/><text:tab/><text:tab/><text:tab/><text:tab/><text:tab/>N<text:tab/>to skip<text:line-break/><text:tab/><text:tab/><text:tab/><text:tab/><text:tab/>Y<text:tab/>to cycle</text:p>
      <text:p text:style-name="P4"><text:tab/>Scan for best spectometer integration period; takes a while.<text:line-break/><text:tab/><text:tab/><text:tab/><text:tab/><text:tab/>N<text:tab/>to skip<text:line-break/><text:tab/><text:tab/><text:tab/><text:tab/><text:tab/>Y<text:tab/>to scan</text:p>
      <text:p text:style-name="P4"><text:tab/>Set integration period<text:tab/><text:tab/><text:tab/>Value from scan</text:p>
      <text:p text:style-name="P4"><text:tab/>Firmware measures dark, light spectrum and reports average, noise, min, max.<text:line-break/><text:tab/><text:tab/><text:tab/><text:tab/><text:tab/><text:tab/>Dark average should be below 1000.<text:line-break/><text:tab/><text:tab/><text:tab/><text:tab/><text:tab/><text:tab/>Dark noise <text:span text:style-name="T1">must be below 10</text:span>.<text:line-break/><text:tab/>Also get lamp power use (should be 4500..5500 mW).</text:p>
      <text:p text:style-name="P4"><text:soft-page-break/><text:tab/>Build dummy cal file<text:tab/><text:tab/><text:tab/>Takes a while.</text:p>
      <text:p text:style-name="P4"><text:tab/>Test low-power sleep<text:tab/><text:tab/>N<text:tab/>to skip<text:line-break/><text:tab/><text:tab/><text:tab/><text:tab/><text:tab/>Y<text:tab/>to test<text:line-break/><text:tab/><text:tab/><text:tab/><text:tab/><text:tab/><text:tab/>Test 1: wait 30 seconds for from RTC wake-up<text:line-break/><text:tab/><text:tab/><text:tab/><text:tab/><text:tab/><text:tab/>Test 2: enter a key to trigger wakeup from telemetry</text:p>
      <text:p text:style-name="P4"><text:tab/>Set burnin hours<text:tab/><text:tab/><text:tab/>0:<text:tab/>No burnin at reboot / power cycle<text:line-break/><text:tab/><text:tab/><text:tab/><text:tab/><text:tab/><text:tab/>&gt;0:<text:tab/>Will burnin for given hours after reboot / power cycle.</text:p>
      <text:p text:style-name="P4">Setup prints configured values, and requests setting out-of-range values to default.<text:line-break/><text:tab/><text:tab/><text:tab/><text:tab/><text:tab/><text:tab/>Y<text:tab/>confirm to set values to default</text:p>
      <text:p text:style-name="P4">Setup enters command shell.<text:line-break/><text:tab/><text:tab/><text:tab/><text:tab/><text:tab/><text:tab/>TODO (Burkhard): Specify which values to adjust.</text:p>
      <text:p text:style-name="P4">Power cycle or Reboot to start burn-in.</text:p>
      <text:h text:style-name="P6" text:outline-level="3">Burn-In (2012-05-07):</text:h>
      <text:p text:style-name="Text_20_body">Burn-in is done</text:p>
      <text:p text:style-name="Text_20_body"><text:tab/><text:span text:style-name="T2">without</text:span> the lamp-side housing installed,<text:line-break/><text:tab/><text:span text:style-name="T2">with </text:span>a fan providing air-flow over the transformers of the lamp assembly</text:p>
      <text:p text:style-name="Text_20_body">Burn-in duration is <text:span text:style-name="T2">50 hours </text:span>of lamp time.</text:p>
      <text:p text:style-name="Text_20_body">Burn-in cycle is a long on interval, interrupted by a brief off interval,<text:line-break/><text:tab/>3300 seconds on (=1 hour minus 300 seconds)<text:line-break/><text:tab/>300 seconds off</text:p>
      <text:p text:style-name="Text_20_body">The firmware will automatically execute the burn-in cycle when the factory parameter burnhours is set to a value &gt;0.</text:p>
      <text:p text:style-name="Text_20_body">Burn-in data are evaluated for<text:line-break/><text:tab/>dark noise<text:line-break/><text:tab/>light signal-over-noise ratio<text:line-break/><text:tab/>nitrate noise (within the last 30-60 seconds of each on-interval)<text:line-break/><text:tab/>nitrate drift (monitored at the end of each on-interval)</text:p>
      <text:p text:style-name="P2">Data are collected internally, but output can also be logged to file.</text:p>
      <text:p text:style-name="P2">After completion, all files from EVL folder are offloaded to <text:a xlink:type="simple" xlink:href="file://Stiletto/SUNA/SUNA">\\Stiletto\SUNA\SUNA</text:a>####\Burnin.</text:p>
      <text:p text:style-name="P2">Burnin evaluation TODO (Burkhard). Note: A burn-in summary is generated on the senso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urkhard Plache</meta:initial-creator>
    <meta:creation-date>2011-11-03T13:09:04.15</meta:creation-date>
    <dc:date>2012-05-07T09:45:51.77</dc:date>
    <dc:creator>Burkhard Plache</dc:creator>
    <meta:editing-duration>P5DT19H43M18S</meta:editing-duration>
    <meta:editing-cycles>22</meta:editing-cycles>
    <meta:generator>OpenOffice.org/3.3$Win32 OpenOffice.org_project/330m20$Build-9567</meta:generator>
    <meta:printed-by>Burkhard Plache</meta:printed-by>
    <meta:print-date>2011-11-04T12:45:43.43</meta:print-date>
    <meta:document-statistic meta:table-count="0" meta:image-count="0" meta:object-count="0" meta:page-count="4" meta:paragraph-count="68" meta:word-count="692" meta:character-count="4576"/>
  </office:meta>
</office:document-meta>
</file>